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/>
    </style:style>
    <style:style style:name="P3" style:parent-style-name="Geenafstand" style:family="paragraph">
      <style:text-properties fo:language="en" fo:country="US"/>
    </style:style>
    <style:style style:name="P4" style:parent-style-name="Geenafstand" style:family="paragraph">
      <style:paragraph-properties fo:margin-left="0.4916in">
        <style:tab-stops/>
      </style:paragraph-properties>
      <style:text-properties fo:language="en" fo:country="US"/>
    </style:style>
    <style:style style:name="P5" style:parent-style-name="Geenafstand" style:family="paragraph">
      <style:paragraph-properties fo:margin-left="0.4916in">
        <style:tab-stops/>
      </style:paragraph-properties>
      <style:text-properties fo:language="en" fo:country="US"/>
    </style:style>
    <style:style style:name="P6" style:parent-style-name="Geenafstand" style:family="paragraph">
      <style:text-properties fo:language="en" fo:country="US"/>
    </style:style>
    <style:style style:name="P7" style:parent-style-name="Geenafstand" style:family="paragraph">
      <style:text-properties fo:language="en" fo:country="US"/>
    </style:style>
    <style:style style:name="P8" style:parent-style-name="Geenafstand" style:family="paragraph">
      <style:text-properties fo:language="en" fo:country="US"/>
    </style:style>
    <style:style style:name="P9" style:parent-style-name="Geenafstan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0" style:parent-style-name="Geenafstand" style:family="paragraph">
      <style:text-properties fo:language="en" fo:country="US"/>
    </style:style>
    <style:style style:name="P11" style:parent-style-name="Geenafstand" style:family="paragraph">
      <style:text-properties fo:language="en" fo:country="US"/>
    </style:style>
    <style:style style:name="P12" style:parent-style-name="Geenafstand" style:family="paragraph">
      <style:text-properties fo:language="en" fo:country="US"/>
    </style:style>
    <style:style style:name="P13" style:parent-style-name="Geenafstand" style:family="paragraph">
      <style:text-properties fo:language="en" fo:country="US"/>
    </style:style>
    <style:style style:name="P14" style:parent-style-name="Geenafstand" style:family="paragraph">
      <style:text-properties fo:language="en" fo:country="US"/>
    </style:style>
    <style:style style:name="P15" style:parent-style-name="Geenafstand" style:family="paragraph">
      <style:text-properties fo:language="en" fo:country="US"/>
    </style:style>
    <style:style style:name="P16" style:parent-style-name="Geenafstand" style:family="paragraph">
      <style:text-properties fo:language="en" fo:country="US"/>
    </style:style>
    <style:style style:name="P17" style:parent-style-name="Geenafstand" style:family="paragraph">
      <style:text-properties fo:language="en" fo:country="US"/>
    </style:style>
    <style:style style:name="P18" style:parent-style-name="Geenafstand" style:family="paragraph">
      <style:text-properties fo:language="en" fo:country="US"/>
    </style:style>
    <style:style style:name="P19" style:parent-style-name="Geenafstand" style:family="paragraph">
      <style:text-properties fo:language="en" fo:country="US"/>
    </style:style>
    <style:style style:name="T20" style:parent-style-name="Standaardalinea-lettertype" style:family="text">
      <style:text-properties fo:language="en" fo:country="US"/>
    </style:style>
    <style:style style:name="T21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2">Lijst van Scripts die we kunnen maken in de derde sprint</text:span><text:line-break/>Door: Harold en Mack</text:p>
      <text:p text:style-name="Standaard">Hier is een lijst voor mogelijke scripts die we in de derde sprint kunnen maken.</text:p>
      <text:p text:style-name="P3">1 Cheat script - 2 –<text:s/>Harold –week 1-<text:line-break/>2 Switchen van wapens (HUD) <text:s/>- 1 - mack – week 1-<text:line-break/>3 save/load script – 1 – mack – week 1-<text:line-break/>4 volume script – 2 – Alieke –week 1<text:line-break/>5 particle script – 3 – Alieke –week 4<text:line-break/>6 leveling system: - 2 – Mack –week 2-3<text:line-break/><text:tab/>7 enemy level scaling<text:s/><text:line-break/><text:tab/>8 Skill list:<text:tab/><text:tab/><text:tab/><text:tab/><text:tab/><text:tab/><text:tab/><text:tab/><text:tab/><text:tab/><text:tab/><text:tab/>Health<text:tab/><text:tab/><text:tab/><text:tab/><text:tab/><text:tab/><text:tab/><text:tab/><text:tab/><text:tab/><text:tab/><text:tab/>Stamina<text:tab/><text:tab/><text:tab/><text:tab/><text:tab/><text:tab/><text:tab/><text:tab/><text:tab/><text:tab/><text:tab/>Shield<text:tab/><text:tab/><text:tab/><text:tab/><text:tab/><text:tab/><text:tab/><text:tab/><text:tab/><text:tab/><text:tab/><text:tab/>Sword</text:p>
      <text:p text:style-name="P4">9 Skill leveling</text:p>
      <text:p text:style-name="P5">10 Experience system</text:p>
      <text:p text:style-name="P6">11 Time bonus script (geeft exp bonus) – 3 –Mack –week 4-</text:p>
      <text:p text:style-name="P7">12 Weapon effects: - 2<text:s/>- Harold – week 2-4</text:p>
      <text:p text:style-name="P8"><text:tab/>Needle:</text:p>
      <text:p text:style-name="P9"><text:s/>Bleeding effect</text:p>
      <text:p text:style-name="P10"><text:tab/><text:tab/>Critical effect</text:p>
      <text:p text:style-name="P11"><text:tab/>Wooden Sword:</text:p>
      <text:p text:style-name="P12"><text:tab/><text:tab/>Stunning effect</text:p>
      <text:p text:style-name="P13"><text:tab/>Shield:</text:p>
      <text:p text:style-name="P14"><text:tab/><text:tab/>Push back effect<text:line-break/><text:tab/>Spring:</text:p>
      <text:p text:style-name="P15"><text:tab/><text:tab/>Plunge attack</text:p>
      <text:p text:style-name="P16">13 Crafting system – 3 – Alieke -2-3</text:p>
      <text:p text:style-name="P17"><text:tab/>14 Inventory</text:p>
      <text:p text:style-name="P18"><text:tab/>15 item database</text:p>
      <text:p text:style-name="P19"><text:tab/>16 crafting database</text:p>
      <text:p text:style-name="Geenafstand"><text:span text:style-name="T20"><text:line-break/></text:span><text:span text:style-name="T2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5-10-09T09:16:00Z</meta:creation-date>
    <dc:date>2015-10-14T11:31:00Z</dc:date>
    <meta:template xlink:href="Normal" xlink:type="simple"/>
    <meta:editing-cycles>15</meta:editing-cycles>
    <meta:editing-duration>PT2940S</meta:editing-duration>
    <meta:document-statistic meta:page-count="1" meta:paragraph-count="1" meta:word-count="134" meta:character-count="874" meta:row-count="6" meta:non-whitespace-character-count="741"/>
  </office:meta>
</office:document-meta>
</file>